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paragraph-rsid="0004aa28" style:font-size-asian="10pt" style:font-size-complex="10pt"/>
    </style:style>
    <style:style style:name="P2" style:family="paragraph" style:parent-style-name="Preformatted_20_Text">
      <style:text-properties fo:font-size="12pt" officeooo:rsid="0004aa28" officeooo:paragraph-rsid="0004aa2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 Iterative, Non-local Approach for Restoring Depth Maps in RGB-D Images - “...filling holes present in the maps and by addressing the random noise”</text:span></text:p>
      <text:p text:style-name="P1"><text:span text:style-name="T1"/></text:p>
      <text:p text:style-name="P2"><text:span text:style-name="T1">Comments: </text:span><text:span text:style-name="T2">This approach is not very applicable to our system as depth maps taken from a phone don’t seem to have holes and are less subject to random noise.</text:span></text:p>
      <text:p text:style-name="P2"><text:span text:style-name="T2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12:32:44.276155877</dc:date>
    <meta:editing-duration>PT17H58M24S</meta:editing-duration>
    <meta:editing-cycles>1</meta:editing-cycles>
    <meta:document-statistic meta:table-count="0" meta:image-count="0" meta:object-count="0" meta:page-count="1" meta:paragraph-count="3" meta:word-count="54" meta:character-count="306" meta:non-whitespace-character-count="255"/>
    <meta:generator>LibreOffice/6.0.7.3$Linux_X86_64 LibreOffice_project/00m0$Build-3</meta:generator>
  </office:meta>
</office:document-meta>
</file>